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iężko jest pisać relację z konwentu, na którym tak naprawdę się nie było, więc będzie to raczej relacja z tego, jak spędziłem weekend. Na MEC pojechałem z dwóch powodów: żeby posłuchać, co ma do powiedzenia Kora Kosicka (która pracuje jako Art Director w DHX Media) i żeby zobaczyć znajomych z redakcji „Equestria Times”. Tylko część tego planu udało mi się zrealizować, ale może od początku. </text:p>
      <text:p text:style-name="P1">Dworzec Warszawa Wschodnia okazał się estetycznym i nowoczesnym miejscem, a co ważniejsze, czekał już na nim Poulsen. Była godzina ósma rano, więc do oficjalnego otwarcia konwentu pozostawało jeszcze kilka godzin, mimo to zdecydowaliśmy się przespacerować i zobaczyć, jak wygląda sytuacja pod szkołą. Zobaczyliśmy tam zamknięte drzwi i trzy osoby, które czekały na ich otwarcie. Przy okazji też przekonaliśmy się, że szkoła jest niecały kilometr od dworca, co było dużą zaletą konwentu, zwłaszcza że w tym samym czasie w Warszawie odbywała się inna impreza (jakiś tam szczyt jakiegoś NATO) i przebijanie się przez miasto byłoby bardzo utrudnione. </text:p>
      <text:p text:style-name="P1">Stwierdziwszy, że pod szkołą chwilowo nie ma czego szukać, wróciliśmy na dworzec, gdzie wkrótce dołączyli do nas Verlax i Cahan, którą zgarnęliśmy wprost z peronu. W tym składzie wróciliśmy do szkoły (po drodze złapał nas deszcz, ale na szczęście, jak się rzekło, daleko nie mieliśmy), gdzie poddaliśmy się procesowi akredytacji. Tu pierwszy plus dla organizatorów, gdyż kolejka przesuwała się szybko, a konwentowi helperzy sprawnie sobie radzili z rejestrowaniem uczestników. Kolejnym wielkim plusem była porządna przechowalnia bagaży. Zwykle plecaki i torby trzeba albo zostawiać w sleeproomach, albo zwalać na hałdę w przypadkowym, niekoniecznie pilnowanym miejscu. Na MEC nie dość że bagaże były pilnowane całą dobę, to jeszcze każdy dostawał numerek, który identyfikował jego dobytek. Gdyby jeszcze wydrukowane programy, które otrzymaliśmy, były czytelne, byłoby idealnie.</text:p>
      <text:p text:style-name="P1">Zaraz po tym, jak uporaliśmy się z akredytacją, spotkaliśmy kolejnych dwóch członków redakcji: Mactera i Starlighta, z którymi po krótkiej debacie postanowiliśmy poszukać jedzenia. Zdaje się, że w tym mniej więcej czasie wypadała prelekcja pani Kosickiej, ale cóż, takie uroki demokracji.</text:p>
      <text:p text:style-name="P1">Najedzeni podzieliliśmy się na dwa obozy: Starlight i Macter uznali, że program konwentu jest atrakcyjny i ma wiele do zaoferowania i wrócili do szkoły, reszta stwierdziła coś wręcz przeciwnego i postanowiła udać się do Verlaxa, obejrzeć film albo pograć w coś. Ja zaś po raz kolejny przeżywałem wewnętrzne rozterki, ale ostatecznie wybrałem opcję domówki u Verlaxa. </text:p>
      <text:p text:style-name="P1">Na teren konwentu wróciliśmy wieczorem, w sam raz, aby zdążyć na szczyt fanfikowy prowadzony przez Suna i… jeszcze kogoś. Mam mieszane uczucia co do prowadzących. Tylko w ograniczonym stopniu starali się nadawać kierunek dyskusji i nie prowadzili praktycznie żadnej moderacji, przez co debata miała chwilami bardzo chaotyczny przebieg. Jej poziom był zróżnicowany, od konstruktywnych myśli i uwag do truizmów i powtarzania po raz kolejny opinii znanych z wątku „Stowarzyszenie Żyjących Piszących” na MLPPolska. Tak naprawdę odwiedziłem Szczyt z jednego powodu: nie mogłem sobie odpuścić wysłuchania kwiecistej i pełnej zaangażowania krytyki „Kryształowego Oblężenia” w wykonaniu Cahan i Verlaxa. Nie żeby to dzieło czy jego autor specjalnie mnie poruszali, ale styl i jakość przemów krytycznych dostarczyły rozrywki na najwyższym poziomie. </text:p>
      <text:p text:style-name="P1">Po Szczycie Fanfikowym przyszedł czas na prelekcję Spidiego o fanfikach nawiązujących do II wojny światowej. Niestety było już późno i mój kontakt z rzeczywistością stawał się ograniczony. Z tego, co zdołałem z prelekcji zrozumieć, to „Kryształowe Oblężenie” jest ukoronowaniem i zwieńczeniem nurtu fanfików drugowojennych. </text:p>
      <text:p text:style-name="P1"><text:soft-page-break/>Po takim jakże produktywnym dniu przyszedł czas, aby udać się spać i tu nastąpił pierwszy istotny zgrzyt: miejsc w sleeproomach było zbyt mało w stosunku do liczby uczestników konwentu i drużyna ET zmuszona była ulokować się na korytarzu. Warunki sanitarne oceniam jako dobre (nie trzeba było czerpać wody ze studni ani używać tabletek uzdatniających), ale na przyszłość dobrze by było jednak przy tak dużej imprezie napalić pod piecem. </text:p>
      <text:p text:style-name="P1">W nocy dołączyli do nas Macter i Cygnus, którzy jeszcze długo bawili nas swoimi rozmowami.</text:p>
      <text:p text:style-name="P1">Drugiego dnia o dziwo stwierdziłem, że jestem wyspany i wypoczęty. Podjąłem też decyzję, której trochę żałuję, a mianowicie o powrocie do domu najbliższym pociągiem. W międzyczasie zdążyłem spotkać jeszcze kilku znajomych z poznańskiego fandomu i zajrzeć na prelekcję o wyrażaniu emocji u rysowanych koni (była ciekawa, choć rysowanie jako takie interesuje mnie bardziej teoretycznie niż praktycznie). Na tym zakończył się dla mnie konw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5T20:43:50.149000000</dc:date>
    <meta:editing-duration>P1DT23H36M1S</meta:editing-duration>
    <meta:document-statistic meta:table-count="0" meta:image-count="0" meta:object-count="0" meta:page-count="2" meta:paragraph-count="10" meta:word-count="689" meta:character-count="4704" meta:non-whitespace-character-count="4019"/>
  </office:meta>
</office:document-meta>
</file>